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officeooo:paragraph-rsid="0023ad39"/>
    </style:style>
    <style:style style:name="T1" style:family="text">
      <style:text-properties officeooo:rsid="001e6f12"/>
    </style:style>
    <style:style style:name="T2" style:family="text">
      <style:text-properties officeooo:rsid="002068fe"/>
    </style:style>
    <style:style style:name="T3" style:family="text">
      <style:text-properties fo:font-weight="bold" style:font-weight-asian="bold" style:font-weight-complex="bold"/>
    </style:style>
    <style:style style:name="T4" style:family="text">
      <style:text-properties fo:font-weight="bold" officeooo:rsid="002068fe"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atient Name:</text:span> [Jane Doe]<text:line-break/><text:span text:style-name="Strong_20_Emphasis">Age/Sex:</text:span> 68-year-old female<text:line-break/><text:span text:style-name="Strong_20_Emphasis">Date:</text:span> <text:span text:style-name="T1">6/28/2025</text:span><text:line-break/><text:span text:style-name="Strong_20_Emphasis">MRN:</text:span> <text:span text:style-name="T1">M123456</text:span></text:p>
      <text:p text:style-name="Horizontal_20_Line"/>
      <text:h text:style-name="Heading_20_3" text:outline-level="3"><text:span text:style-name="Strong_20_Emphasis">Chief Complaint:</text:span></text:h>
      <text:p text:style-name="Text_20_body">Episodes of severe hypoglycemia</text:p>
      <text:p text:style-name="Horizontal_20_Line"/>
      <text:h text:style-name="Heading_20_3" text:outline-level="3"><text:span text:style-name="Strong_20_Emphasis">History of Present Illness:</text:span></text:h>
      <text:p text:style-name="Text_20_body">The patient is a 68-year-old female with a history of type 2 diabetes mellitus and hypertension who presents to her primary care provider for follow-up after a recent hospitalization for community-acquired pneumonia. She reports <text:span text:style-name="Strong_20_Emphasis">two episodes of severe hypoglycemia</text:span> in the past 48 hours. Symptoms included dizziness, sweating, shakiness, confusion, and near syncope. One episode occurred in the morning before breakfast; the second occurred in the evening despite eating dinner. Home blood glucose readings during those episodes were <text:span text:style-name="Strong_20_Emphasis">52 mg/dL</text:span> and <text:span text:style-name="Strong_20_Emphasis">48 mg/dL</text:span>, respectively. She self-treated with orange juice and improved.</text:p>
      <text:p text:style-name="Text_20_body">She denies fever, cough, or shortness of breath currently. Appetite remains decreased since her illness. No vomiting or diarrhea. No recent changes in diet or physical activity other than decreased appetite and activity due to recent illness.</text:p>
      <text:p text:style-name="Horizontal_20_Line"/>
      <text:h text:style-name="Heading_20_3" text:outline-level="3"><text:span text:style-name="Strong_20_Emphasis">Past Medical History:</text:span></text:h>
      <text:list text:style-name="L1">
        <text:list-item>
          <text:p text:style-name="P1">Type 2 Diabetes Mellitus</text:p>
        </text:list-item>
        <text:list-item>
          <text:p text:style-name="P1">Hypertension</text:p>
        </text:list-item>
        <text:list-item>
          <text:p text:style-name="P1">Recent hospitalization for community-acquired pneumonia</text:p>
        </text:list-item>
      </text:list>
      <text:p text:style-name="Horizontal_20_Line"/>
      <text:h text:style-name="Heading_20_3" text:outline-level="3"><text:span text:style-name="Strong_20_Emphasis">Medications:</text:span></text:h>
      <text:list text:style-name="L2">
        <text:list-item>
          <text:p text:style-name="P2"><text:span text:style-name="Strong_20_Emphasis">Glipizide</text:span> 20 mg PO daily</text:p>
        </text:list-item>
        <text:list-item>
          <text:p text:style-name="P2"><text:span text:style-name="Strong_20_Emphasis">Metformin</text:span> 1000 mg PO BID (recently resumed post-hospitalization)</text:p>
        </text:list-item>
        <text:list-item>
          <text:p text:style-name="P2"><text:span text:style-name="Strong_20_Emphasis">Lisinopril</text:span> 10 mg PO daily</text:p>
        </text:list-item>
        <text:list-item>
          <text:p text:style-name="P2"><text:span text:style-name="T4">G</text:span><text:span text:style-name="T3">limepiride</text:span>, 2 mg/d <text:span text:style-name="T2">daily</text:span></text:p>
        </text:list-item>
      </text:list>
      <text:p text:style-name="Horizontal_20_Line"/>
      <text:h text:style-name="Heading_20_3" text:outline-level="3"><text:soft-page-break/><text:span text:style-name="Strong_20_Emphasis">Allergies:</text:span></text:h>
      <text:p text:style-name="Text_20_body">No known drug allergies</text:p>
      <text:p text:style-name="Horizontal_20_Line"/>
      <text:h text:style-name="Heading_20_3" text:outline-level="3"><text:span text:style-name="Strong_20_Emphasis">Review of Systems:</text:span></text:h>
      <text:list text:style-name="L3">
        <text:list-item>
          <text:p text:style-name="P3"><text:span text:style-name="Strong_20_Emphasis">Constitutional:</text:span> Fatigue</text:p>
        </text:list-item>
        <text:list-item>
          <text:p text:style-name="P3"><text:span text:style-name="Strong_20_Emphasis">Endocrine:</text:span> Recent hypoglycemic episodes, no polyuria or polydipsia</text:p>
        </text:list-item>
        <text:list-item>
          <text:p text:style-name="P3"><text:span text:style-name="Strong_20_Emphasis">GI:</text:span> Mild decreased appetite, no nausea or vomiting</text:p>
        </text:list-item>
        <text:list-item>
          <text:p text:style-name="P3"><text:span text:style-name="Strong_20_Emphasis">Neuro:</text:span> Reports confusion during hypoglycemic events, now resolved</text:p>
        </text:list-item>
        <text:list-item>
          <text:p text:style-name="P3"><text:span text:style-name="Strong_20_Emphasis">Cardiac/Respiratory:</text:span> Denies chest pain, dyspnea</text:p>
        </text:list-item>
      </text:list>
      <text:p text:style-name="Horizontal_20_Line"/>
      <text:h text:style-name="Heading_20_3" text:outline-level="3"><text:span text:style-name="Strong_20_Emphasis">Physical Exam:</text:span></text:h>
      <text:p text:style-name="Text_20_body"><text:span text:style-name="Strong_20_Emphasis">Vital Signs:</text:span></text:p>
      <text:list text:style-name="L4">
        <text:list-item>
          <text:p text:style-name="P4">Temp: 97.9°F</text:p>
        </text:list-item>
        <text:list-item>
          <text:p text:style-name="P4">BP: 128/78 mmHg</text:p>
        </text:list-item>
        <text:list-item>
          <text:p text:style-name="P4">HR: 76 bpm</text:p>
        </text:list-item>
        <text:list-item>
          <text:p text:style-name="P4">RR: 16/min</text:p>
        </text:list-item>
        <text:list-item>
          <text:p text:style-name="P4">SpO₂: 98% on room air</text:p>
        </text:list-item>
      </text:list>
      <text:p text:style-name="Text_20_body"><text:span text:style-name="Strong_20_Emphasis">General:</text:span> Alert, no acute distress<text:line-break/><text:span text:style-name="Strong_20_Emphasis">Neuro:</text:span> Oriented x3, normal speech and coordination<text:line-break/><text:span text:style-name="Strong_20_Emphasis">Cardiac/Lungs:</text:span> Normal exam<text:line-break/><text:span text:style-name="Strong_20_Emphasis">Extremities:</text:span> No edema<text:line-break/><text:span text:style-name="Strong_20_Emphasis">Skin:</text:span> Normal, no diaphoresis</text:p>
      <text:p text:style-name="P5"><text:span text:style-name="Strong_20_Emphasis"/></text:p>
      <text:p text:style-name="P5"><text:span text:style-name="Strong_20_Emphasis">Physician Name:</text:span> Dr. Sarah Lee, MD<text:line-break/><text:span text:style-name="Strong_20_Emphasis">Signature:</text:span> ______________________<text:line-break/><text:span text:style-name="Strong_20_Emphasis">Date/Time:</text:span> [Insert]</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8T10:36:57.195000000</meta:creation-date>
    <meta:print-date>2025-06-28T10:54:37.548000000</meta:print-date>
    <meta:printed-by>PDF files</meta:printed-by>
    <dc:date>2025-06-28T11:05:26.280000000</dc:date>
    <meta:editing-duration>PT7M55S</meta:editing-duration>
    <meta:editing-cycles>4</meta:editing-cycles>
    <meta:generator>LibreOffice/24.2.0.3$Windows_X86_64 LibreOffice_project/da48488a73ddd66ea24cf16bbc4f7b9c08e9bea1</meta:generator>
    <meta:document-statistic meta:table-count="0" meta:image-count="0" meta:object-count="0" meta:page-count="2" meta:paragraph-count="32" meta:word-count="294" meta:character-count="1939" meta:non-whitespace-character-count="1696"/>
  </office:meta>
</office:document-meta>
</file>